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weight="bold" officeooo:paragraph-rsid="001f09f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Biolinum G" style:text-underline-style="solid" style:text-underline-width="auto" style:text-underline-color="font-color" fo:font-weight="bold" officeooo:paragraph-rsid="001b9cb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nux Biolinum G" style:text-underline-style="solid" style:text-underline-width="auto" style:text-underline-color="font-color" fo:font-weight="bold" officeooo:rsid="001b9cb1" officeooo:paragraph-rsid="001b9cb1" style:font-weight-asian="bold" style:font-weight-complex="bold"/>
    </style:style>
    <style:style style:name="P4" style:family="paragraph" style:parent-style-name="Standard">
      <style:text-properties style:font-name="Linux Biolinum G" officeooo:rsid="001b9cb1" officeooo:paragraph-rsid="001b9cb1"/>
    </style:style>
    <style:style style:name="P5" style:family="paragraph" style:parent-style-name="Standard">
      <style:paragraph-properties fo:line-height="100%" fo:text-align="start" style:justify-single-word="false"/>
      <style:text-properties style:font-name="Linux Biolinum G" style:text-underline-style="none" fo:font-weight="bold" officeooo:rsid="001f09fa" officeooo:paragraph-rsid="001f09f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nux Biolinum G" style:text-underline-style="none" fo:font-weight="normal" officeooo:rsid="001b9cb1" officeooo:paragraph-rsid="001b9cb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b9cb1"/>
    </style:style>
    <style:style style:name="P8" style:family="paragraph" style:parent-style-name="Standard">
      <style:paragraph-properties fo:text-align="start" style:justify-single-word="false"/>
      <style:text-properties officeooo:paragraph-rsid="001f09fa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1b9cb1" officeooo:paragraph-rsid="001b9cb1"/>
    </style:style>
    <style:style style:name="P10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1d426c" officeooo:paragraph-rsid="001d426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nux Biolinum G" style:text-underline-style="none" fo:font-weight="normal" officeooo:rsid="001d426c" officeooo:paragraph-rsid="001d426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nux Biolinum G" style:text-underline-style="none" fo:font-weight="bold" officeooo:rsid="001d426c" officeooo:paragraph-rsid="001d426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position="0% 100%" style:font-name="Linux Biolinum G" style:text-underline-style="solid" style:text-underline-width="auto" style:text-underline-color="font-color" fo:font-weight="bold" officeooo:rsid="001f09fa" officeooo:paragraph-rsid="001f09fa" style:font-weight-asian="bold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officeooo:rsid="001f09fa" officeooo:paragraph-rsid="001f09fa"/>
    </style:style>
    <style:style style:name="T1" style:family="text">
      <style:text-properties officeooo:rsid="001b9cb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nux Biolinum G" style:text-underline-style="none" fo:font-weight="normal" style:font-weight-asian="normal" style:font-weight-complex="normal"/>
    </style:style>
    <style:style style:name="T4" style:family="text">
      <style:text-properties style:text-position="sub 58%" style:font-name="Linux Biolinum G" style:text-underline-style="none" fo:font-weight="normal" officeooo:rsid="001b9cb1" style:font-weight-asian="normal" style:font-weight-complex="normal"/>
    </style:style>
    <style:style style:name="T5" style:family="text">
      <style:text-properties style:text-position="sub 58%" style:font-name="Linux Biolinum G" style:text-underline-style="none" fo:font-weight="normal" officeooo:rsid="0021cc65" style:font-weight-asian="normal" style:font-weight-complex="normal"/>
    </style:style>
    <style:style style:name="T6" style:family="text">
      <style:text-properties style:text-position="sub 58%" officeooo:rsid="00201b3c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nux Biolinum G" style:text-underline-style="none" fo:font-weight="normal" style:font-weight-asian="normal" style:font-weight-complex="normal"/>
    </style:style>
    <style:style style:name="T9" style:family="text">
      <style:text-properties style:text-position="0% 100%" style:font-name="Linux Biolinum G" style:text-underline-style="none" fo:font-weight="normal" officeooo:rsid="001f09fa" style:font-weight-asian="normal" style:font-weight-complex="normal"/>
    </style:style>
    <style:style style:name="T10" style:family="text">
      <style:text-properties style:text-position="0% 100%" style:font-name="Linux Biolinum G" style:text-underline-style="none" fo:font-weight="normal" officeooo:rsid="0021cc65" style:font-weight-asian="normal" style:font-weight-complex="normal"/>
    </style:style>
    <style:style style:name="T11" style:family="text">
      <style:text-properties style:text-position="0% 100%" style:font-name="Linux Biolinum G" style:text-underline-style="none" officeooo:rsid="001f09fa"/>
    </style:style>
    <style:style style:name="T12" style:family="text">
      <style:text-properties style:font-name="Linux Biolinum G"/>
    </style:style>
    <style:style style:name="T13" style:family="text">
      <style:text-properties style:font-name="Linux Biolinum G" style:text-underline-style="none" fo:font-weight="normal" style:font-weight-asian="normal" style:font-weight-complex="normal"/>
    </style:style>
    <style:style style:name="T14" style:family="text">
      <style:text-properties style:font-name="Linux Biolinum G" style:text-underline-style="none" fo:font-weight="normal" officeooo:rsid="001d426c" style:font-weight-asian="normal" style:font-weight-complex="normal"/>
    </style:style>
    <style:style style:name="T15" style:family="text">
      <style:text-properties style:font-name="Linux Biolinum G" officeooo:rsid="001d426c"/>
    </style:style>
    <style:style style:name="T16" style:family="text">
      <style:text-properties style:font-name="Linux Biolinum G" fo:font-weight="bold" style:font-weight-asian="bold" style:font-weight-complex="bold"/>
    </style:style>
    <style:style style:name="T17" style:family="text">
      <style:text-properties style:font-name="Linux Biolinum G" fo:font-weight="normal" style:font-weight-asian="normal" style:font-weight-complex="normal"/>
    </style:style>
    <style:style style:name="T18" style:family="text">
      <style:text-properties officeooo:rsid="001f09fa"/>
    </style:style>
    <style:style style:name="T19" style:family="text">
      <style:text-properties officeooo:rsid="0021d5c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ª ENTRADA</text:span></text:p>
      <text:p text:style-name="P4">N e M</text:p>
      <text:p text:style-name="P4">N = Termos para analisar;</text:p>
      <text:p text:style-name="P4">M = Dias para analisar;</text:p>
      <text:p text:style-name="P3"/>
      <text:p text:style-name="P3">2ª ENTRADA</text:p>
      <text:p text:style-name="P6">Matriz [D]<text:span text:style-name="T2">N x </text:span><text:span text:style-name="T6">(</text:span><text:span text:style-name="T2">M</text:span><text:span text:style-name="T6">+1)</text:span></text:p>
      <text:p text:style-name="P7"><text:span text:style-name="T4"><draw:frame draw:style-name="fr1" draw:name="Objeto1" text:anchor-type="as-char" svg:y="-1.526cm" svg:width="4.203cm" svg:height="2.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onde T equivale a </text:span><text:span text:style-name="T10"><draw:frame draw:style-name="fr1" draw:name="Objeto4" text:anchor-type="as-char" svg:y="-1.157cm" svg:width="1.967cm" svg:height="2.224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9"><text:span text:style-name="T13">A entrada vem na ordem T + [R</text:span><text:span text:style-name="T3">1</text:span><text:span text:style-name="T13">, R</text:span><text:span text:style-name="T3">2</text:span><text:span text:style-name="T13">, …, R</text:span><text:span text:style-name="T3">M</text:span><text:span text:style-name="T13">], </text:span><text:span text:style-name="T14">onde isso se repete N vezes.</text:span></text:p>
      <text:p text:style-name="P9"><text:span text:style-name="T14"/></text:p>
      <text:p text:style-name="P10"><text:span text:style-name="T15">1</text:span><text:span text:style-name="T12">ª SAÍDA</text:span></text:p>
      <text:p text:style-name="P11">A primeira saída consiste em:</text:p>
      <text:p text:style-name="P11"/>
      <text:p text:style-name="P12">( T Max Min Med DeP ) N vezes</text:p>
      <text:p text:style-name="P12"/>
      <text:p text:style-name="P11">Onde:</text:p>
      <text:p text:style-name="P11">Max = Maior valor de R;<text:span text:style-name="T19">x</text:span></text:p>
      <text:p text:style-name="P11">Min = Menor valor de R;</text:p>
      <text:p text:style-name="P11">Med = Media aritmética de todos os valores: <draw:frame draw:style-name="fr1" draw:name="Objeto2" text:anchor-type="as-char" svg:y="-0.771cm" svg:width="2.298cm" svg:height="1.256cm" draw:z-index="1"><draw:object xlink:href="./Object 2" xlink:type="simple" xlink:show="embed" xlink:actuate="onLoad"/><draw:image xlink:href="./ObjectReplacements/Object 2" xlink:type="simple" xlink:show="embed" xlink:actuate="onLoad"/></draw:frame>;</text:p>
      <text:p text:style-name="P11">DeP = O Desvio Padrão: <draw:frame draw:style-name="fr1" draw:name="Objeto3" text:anchor-type="as-char" svg:y="-0.771cm" svg:width="3.87cm" svg:height="1.256cm" draw:z-index="2"><draw:object xlink:href="./Object 3" xlink:type="simple" xlink:show="embed" xlink:actuate="onLoad"/><draw:image xlink:href="./ObjectReplacements/Object 3" xlink:type="simple" xlink:show="embed" xlink:actuate="onLoad"/></draw:frame>;</text:p>
      <text:p text:style-name="P11"/>
      <text:p text:style-name="P13">2ª SAÍDA</text:p>
      <text:p text:style-name="P5"><text:span text:style-name="T7">Bot (x): Termos</text:span></text:p>
      <text:p text:style-name="P5"><text:span text:style-name="T7">Surpreendente (y): Termos</text:span></text:p>
      <text:p text:style-name="P5"><text:span text:style-name="T7">Normal (z): Termos</text:span></text:p>
      <text:p text:style-name="P1"><text:span text:style-name="T11">Local (j): Termos</text:span></text:p>
      <text:p text:style-name="P1"><text:span text:style-name="T11">Irrelevante (k): Termos</text:span></text:p>
      <text:p text:style-name="P1"><text:span text:style-name="T11"/></text:p>
      <text:p text:style-name="P14"><text:span text:style-name="T9">O</text:span><text:span text:style-name="T8">nde:</text:span></text:p>
      <text:p text:style-name="Standard"><text:span text:style-name="Strong_20_Emphasis"><text:span text:style-name="T17">Bot</text:span></text:span><text:span text:style-name="T17">: Média &gt;= 60 e desvio-padrão &gt; 15;</text:span></text:p>
      <text:p text:style-name="Standard"><text:span text:style-name="Strong_20_Emphasis"><text:span text:style-name="T17">Evento surpreendente</text:span></text:span><text:span text:style-name="T17">: Média &gt;= 60 e desvio-padrão &lt;= 15; </text:span></text:p>
      <text:p text:style-name="Standard"><text:span text:style-name="Strong_20_Emphasis"><text:span text:style-name="T17">Evento normal</text:span></text:span><text:span text:style-name="T17">: Média &lt; 60, máximo &gt;= 80 e mínimo &gt; 20; </text:span></text:p>
      <text:p text:style-name="Standard"><text:span text:style-name="Strong_20_Emphasis"><text:span text:style-name="T17">Evento local</text:span></text:span><text:span text:style-name="T17">: Média &lt; 60, máximo &gt;= 80 e mínimo &lt;= 20; </text:span></text:p>
      <text:p text:style-name="Standard"><text:span text:style-name="Strong_20_Emphasis"><text:span text:style-name="T17">Evento irrelevante</text:span></text:span><text:span text:style-name="T17">: Média &lt; 60 e máximo &lt; 80. 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5T11:07:44.990000000</meta:creation-date>
    <dc:date>2020-10-15T21:04:46.922000000</dc:date>
    <meta:editing-duration>PT5H54M45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4" meta:page-count="1" meta:paragraph-count="28" meta:word-count="154" meta:character-count="731" meta:non-whitespace-character-count="600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T</mi>
                <mn>1</mn>
              </msub>
            </mtd>
            <mtd>
              <msub>
                <mi>T</mi>
                <mn>2</mn>
              </msub>
            </mtd>
            <mtd>
              <mo stretchy="false">⋯</mo>
            </mtd>
            <mtd>
              <msub>
                <mi>T</mi>
                <mi>N</mi>
              </msub>
            </mtd>
          </mtr>
          <mtr>
            <mtd>
              <msub>
                <mi>R</mi>
                <mn>11</mn>
              </msub>
            </mtd>
            <mtd>
              <msub>
                <mi>R</mi>
                <mn>12</mn>
              </msub>
            </mtd>
            <mtd>
              <mo stretchy="false">⋯</mo>
            </mtd>
            <mtd>
              <msub>
                <mi>R</mi>
                <mrow>
                  <mn>1</mn>
                  <mi>N</mi>
                </mrow>
              </msub>
            </mtd>
          </mtr>
          <mtr>
            <mtd>
              <msub>
                <mi>R</mi>
                <mn>21</mn>
              </msub>
            </mtd>
            <mtd>
              <msub>
                <mi>R</mi>
                <mn>22</mn>
              </msub>
            </mtd>
            <mtd>
              <mo stretchy="false">⋯</mo>
            </mtd>
            <mtd>
              <msub>
                <mi>R</mi>
                <mrow>
                  <mn>2</mn>
                  <mi>N</mi>
                </mrow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⋯</mo>
            </mtd>
            <mtd>
              <mo stretchy="false">⋮</mo>
            </mtd>
          </mtr>
          <mtr>
            <mtd>
              <msub>
                <mi>R</mi>
                <mrow>
                  <mi>M</mi>
                  <mn>1</mn>
                </mrow>
              </msub>
            </mtd>
            <mtd>
              <msub>
                <mi>R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R</mi>
                <mi mathvariant="italic">MN</mi>
              </msub>
            </mtd>
          </mtr>
        </mtable>
      </mrow>
      <mo fence="true" stretchy="true">]</mo>
    </mrow>
    <annotation encoding="StarMath 5.0"> left [
matrix{ T_{1} # T_{2} #  dotsaxis  # T_{N} ## R_{11} # R_{12} #  dotsaxis  # R_{1N} ## R_{21} # R_{22} #  dotsaxis  # R_{2N} ##  dotsvert  #  dotsvert  #  dotsaxis  #  dotsvert  ## R_{M1} # R_{M2} #  dotsaxis  # R_{MN}}
right ] 
 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b>
              <mi>R</mi>
              <mi>i</mi>
            </msub>
          </mrow>
        </mrow>
        <mo fence="true" stretchy="true">)</mo>
      </mrow>
      <mo stretchy="false">÷</mo>
      <mi>M</mi>
    </mrow>
    <annotation encoding="StarMath 5.0">left (
sum from{i=1} to{M} R_{i} 
right )  div M </annotation>
  </semantics>
</math>
</file>

<file path=Object 3/content.xml><?xml version="1.0" encoding="utf-8"?>
<math xmlns="http://www.w3.org/1998/Math/MathML" display="block">
  <semantics>
    <mrow>
      <mrow>
        <mo fence="true" stretchy="true">(</mo>
        <mrow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false">(</mo>
                <mrow>
                  <mrow>
                    <msub>
                      <mi>R</mi>
                      <mi>i</mi>
                    </msub>
                    <mo stretchy="false">−</mo>
                    <mi mathvariant="italic">Med</mi>
                  </mrow>
                </mrow>
                <mo fence="true" stretchy="false">)</mo>
              </mrow>
              <mn>2</mn>
            </msup>
          </mrow>
        </mrow>
        <mo fence="true" stretchy="true">)</mo>
      </mrow>
      <mo stretchy="false">÷</mo>
      <mi>M</mi>
    </mrow>
    <annotation encoding="StarMath 5.0">left (
sum from{i=1} to{M} (R_{i} - Med)^{2} 
right )  div M </annotation>
  </semantics>
</math>
</file>

<file path=Object 4/content.xml><?xml version="1.0" encoding="utf-8"?>
<math xmlns="http://www.w3.org/1998/Math/MathML" display="block">
  <semantics>
    <mrow>
      <msub>
        <mi>T</mi>
        <mi>N</mi>
      </msub>
      <mo stretchy="false">=</mo>
      <mrow>
        <mo fence="true" stretchy="true">[</mo>
        <mrow>
          <mtable>
            <mtr>
              <mtd>
                <msub>
                  <mi>C</mi>
                  <mn>1</mn>
                </msub>
              </mtd>
            </mtr>
            <mtr>
              <mtd>
                <msub>
                  <mi>C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C</mi>
                  <mn>25</mn>
                </msub>
              </mtd>
            </mtr>
          </mtable>
        </mrow>
        <mo fence="true" stretchy="true">]</mo>
      </mrow>
    </mrow>
    <annotation encoding="StarMath 5.0">T_{N}= 
left [
stack{C_{1} # C_{2} # dotsvert # C_{25}}
right ] </annotation>
  </semantics>
</math>
</file>